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list-style-name="">
      <style:paragraph-properties style:text-autospace="none"/>
      <style:text-properties fo:color="#008000" fo:font-size="10pt" fo:language="none" fo:country="none" style:font-size-asian="10pt" style:font-size-complex="10pt"/>
    </style:style>
    <style:style style:name="P3" style:family="paragraph" style:parent-style-name="Standard" style:list-style-name="">
      <style:paragraph-properties style:text-autospace="none"/>
    </style:style>
    <style:style style:name="P4" style:family="paragraph" style:parent-style-name="Standard" style:list-style-name="">
      <style:paragraph-properties style:text-autospace="none"/>
      <style:text-properties style:use-window-font-color="true" fo:font-size="10pt" fo:language="none" fo:country="none" style:font-size-asian="10pt" style:font-size-complex="10pt"/>
    </style:style>
    <style:style style:name="P5" style:family="paragraph" style:parent-style-name="Standard">
      <style:paragraph-properties fo:break-before="page"/>
      <style:text-properties style:font-name="Verdana"/>
    </style:style>
    <style:style style:name="T1" style:family="text">
      <style:text-properties fo:color="#0000ff" fo:font-size="10pt" fo:language="none" fo:country="none" style:font-size-asian="10pt" style:font-size-complex="10pt"/>
    </style:style>
    <style:style style:name="T2" style:family="text">
      <style:text-properties style:use-window-font-color="true" fo:font-size="10pt" fo:language="none" fo:country="none" style:font-size-asian="10pt" style:font-size-complex="10pt"/>
    </style:style>
    <style:style style:name="T3" style:family="text">
      <style:text-properties fo:color="#008000" fo:font-size="10pt" fo:language="none" fo:country="none" style:font-size-asian="10pt" style:font-size-complex="10pt"/>
    </style:style>
    <style:style style:name="T4" style:family="text">
      <style:text-properties fo:font-size="10pt" fo:language="none" fo:country="none" style:font-size-asian="10pt" style:font-size-complex="10pt"/>
    </style:style>
    <style:style style:name="T5" style:family="text">
      <style:text-properties fo:color="#a31515" fo:font-size="10pt" fo:language="none" fo:country="none"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rmodbus – thread-safe, non-blocking access to multiple modbus devices.</text:p>
      <text:p text:style-name="P1"/>
      <text:p text:style-name="P1">The basic snag with the modbus protocol is that the replies from the devices do not include the device address. <text:s/>This means that, if more than one device is to be accessed, queries must be sent out one at a time and the reply received before sending out another query.</text:p>
      <text:p text:style-name="P1"/>
      <text:p text:style-name="P1">( A more sophisticated protocol would identify the device which was replying, so queries could be sent out interleaved, and the responses read as they came in and assigned to the correct device )</text:p>
      <text:p text:style-name="P1"/>
      <text:p text:style-name="P1">So, a modbus query needs to block, waiting for its own reply.</text:p>
      <text:p text:style-name="P1"/>
      <text:p text:style-name="P1">This is particularly troublesome for GUI applications. <text:s/>If the GUI becomes unresponsive for even the briefest time, users tend to freak out and start hammering on the keyboard and reporting bugs.</text:p>
      <text:p text:style-name="P1"/>
      <text:p text:style-name="P1">So GUI applications start spawning worker threads to query the modbus devices without hanging the GUI. <text:s/>This approach requires a great deal of care to manage synchronization and thread conflicts. <text:s/>It soon becomes difficult to maintain multi-threaded applications - obscure, hard to track down, almost impossible to reproduce, bugs begin to multiply.</text:p>
      <text:p text:style-name="P1"/>
      <text:p text:style-name="P1">To avoid these problems, we need access to the modbus devices ( what I call the modbus farm ) which returns instantly ( &lt; 10 ms even if the device times out ) so the GUI does not hesitate, and which can be accessed in any order from any thread.</text:p>
      <text:p text:style-name="P1"/>
      <text:p text:style-name="P1"/>
      <text:p text:style-name="P5"/>
      <text:p text:style-name="P1">Here is my proposed class interface:</text:p>
      <text:p text:style-name="P1"/>
      <text:p text:style-name="P1"/>
      <text:p text:style-name="P2">/**</text:p>
      <text:p text:style-name="P2"/>
      <text:p text:style-name="P2"><text:s/>A modbus farm</text:p>
      <text:p text:style-name="P2"/>
      <text:p text:style-name="P2"><text:s/>Provide thread safe, non-blocking access to multiple modbus devices</text:p>
      <text:p text:style-name="P2"/>
      <text:p text:style-name="P2">*/</text:p>
      <text:p text:style-name="P3"><text:span text:style-name="T1">class</text:span><text:span text:style-name="T2"> cFarmodbus</text:span></text:p>
      <text:p text:style-name="P4">{</text:p>
      <text:p text:style-name="P3"><text:span text:style-name="T1">public</text:span><text:span text:style-name="T2">:</text:span></text:p>
      <text:p text:style-name="P3"><text:span text:style-name="T2"><text:tab/></text:span><text:span text:style-name="T3">/**</text:span></text:p>
      <text:p text:style-name="P2"/>
      <text:p text:style-name="P2"><text:tab/>Error return values</text:p>
      <text:p text:style-name="P2"/>
      <text:p text:style-name="P2"><text:tab/>*/</text:p>
      <text:p text:style-name="P3"><text:span text:style-name="T2"><text:tab/></text:span><text:span text:style-name="T1">enum</text:span><text:span text:style-name="T2"> error {</text:span></text:p>
      <text:p text:style-name="P4"><text:tab/><text:tab/>OK,</text:p>
      <text:p text:style-name="P4"><text:tab/><text:tab/>NYI,</text:p>
      <text:p text:style-name="P4"><text:tab/><text:tab/>bad_port_handle,</text:p>
      <text:p text:style-name="P4"><text:tab/><text:tab/>bad_station_handle,</text:p>
      <text:p text:style-name="P4"><text:tab/><text:tab/>port_not_open,</text:p>
      <text:p text:style-name="P4"><text:tab/><text:tab/>timed_out,</text:p>
      <text:p text:style-name="P4"><text:tab/><text:tab/>bad_register_address,</text:p>
      <text:p text:style-name="P4"><text:tab/>};</text:p>
      <text:p text:style-name="P4"/>
      <text:p text:style-name="P3"><text:span text:style-name="T2"><text:tab/>cFarmodbus(</text:span><text:span text:style-name="T1">void</text:span><text:span text:style-name="T2">);</text:span></text:p>
      <text:p text:style-name="P4"/>
      <text:p text:style-name="P3"><text:span text:style-name="T2"><text:tab/></text:span><text:span text:style-name="T3">/**</text:span></text:p>
      <text:p text:style-name="P2"/>
      <text:p text:style-name="P2"><text:tab/>Add COM port</text:p>
      <text:p text:style-name="P2"/>
      <text:p text:style-name="P2"><text:tab/>@param[out] handle <text:s/>Use when defining which port a modbus station is connected through</text:p>
      <text:p text:style-name="P2"><text:tab/>@param[in] <text:s/>port <text:s text:c="3"/>The COM port through which modbus stations can be connected</text:p>
      <text:p text:style-name="P2"/>
      <text:p text:style-name="P2"><text:tab/>@return error</text:p>
      <text:p text:style-name="P2"/>
      <text:p text:style-name="P2"><text:tab/>TODO: Add TCP port ( socket )</text:p>
      <text:p text:style-name="P2"/>
      <text:p text:style-name="P2"><text:tab/>*/</text:p>
      <text:p text:style-name="P4"><text:tab/>error Add( port_handle_t&amp; handle, cSerial&amp; port );</text:p>
      <text:p text:style-name="P4"/>
      <text:p text:style-name="P3"><text:span text:style-name="T2"><text:tab/></text:span><text:span text:style-name="T3">/**</text:span></text:p>
      <text:p text:style-name="P2"/>
      <text:p text:style-name="P2"><text:tab/>Add modbus station</text:p>
      <text:p text:style-name="P2"/>
      <text:p text:style-name="P2"><text:tab/>@param[out] handle Use when requesting access to this station</text:p>
      <text:p text:style-name="P2"><text:tab/>@param[in] port_handle Handle to port through which this station is connected</text:p>
      <text:p text:style-name="P2"><text:tab/>@param[in] address modbus device address</text:p>
      <text:p text:style-name="P2"/>
      <text:p text:style-name="P2"><text:tab/>@return error</text:p>
      <text:p text:style-name="P2"/>
      <text:p text:style-name="P2"><text:tab/>*/</text:p>
      <text:p text:style-name="P4"><text:tab/>error Add( </text:p>
      <text:p text:style-name="P4"><text:soft-page-break/><text:tab/><text:tab/>station_handle_t&amp; handle,</text:p>
      <text:p text:style-name="P4"><text:tab/><text:tab/>port_handle_t port_handle,</text:p>
      <text:p text:style-name="P3"><text:span text:style-name="T2"><text:tab/><text:tab/></text:span><text:span text:style-name="T1">int</text:span><text:span text:style-name="T2"> address <text:s/>);</text:span></text:p>
      <text:p text:style-name="P4"/>
      <text:p text:style-name="P3"><text:span text:style-name="T2"><text:tab/></text:span><text:span text:style-name="T3">/**</text:span></text:p>
      <text:p text:style-name="P2"/>
      <text:p text:style-name="P2"><text:tab/>Read register</text:p>
      <text:p text:style-name="P2"/>
      <text:p text:style-name="P2"><text:tab/>@param[out] value read from register</text:p>
      <text:p text:style-name="P2"><text:tab/>@param[in] station handle</text:p>
      <text:p text:style-name="P2"><text:tab/>@param[in] reg register offset to read</text:p>
      <text:p text:style-name="P2"/>
      <text:p text:style-name="P2"><text:tab/>@return error</text:p>
      <text:p text:style-name="P2"><text:tab/>*/</text:p>
      <text:p text:style-name="P4"><text:tab/>error Query( </text:p>
      <text:p text:style-name="P3"><text:span text:style-name="T2"><text:tab/><text:tab/></text:span><text:span text:style-name="T1">unsigned</text:span><text:span text:style-name="T2"> </text:span><text:span text:style-name="T1">short</text:span><text:span text:style-name="T2">&amp; value,</text:span></text:p>
      <text:p text:style-name="P4"><text:tab/><text:tab/>station_handle_t station,</text:p>
      <text:p text:style-name="P3"><text:span text:style-name="T2"><text:tab/><text:tab/></text:span><text:span text:style-name="T1">int</text:span><text:span text:style-name="T2"> reg );</text:span></text:p>
      <text:p text:style-name="P3"><text:span text:style-name="T2"><text:tab/></text:span><text:span text:style-name="T3">/**</text:span></text:p>
      <text:p text:style-name="P2"/>
      <text:p text:style-name="P2"><text:tab/>Read block of registers</text:p>
      <text:p text:style-name="P2"/>
      <text:p text:style-name="P2"><text:tab/>@param[out] value pointer to buffer long enough to hold values of all registers in block</text:p>
      <text:p text:style-name="P2"><text:tab/>@param[in] <text:s/>station handle</text:p>
      <text:p text:style-name="P2"><text:tab/>@param[in] first_reg first register offset to read</text:p>
      <text:p text:style-name="P2"><text:tab/>@param[in] reg_count number of registers to read</text:p>
      <text:p text:style-name="P2"/>
      <text:p text:style-name="P2"><text:tab/>@return error</text:p>
      <text:p text:style-name="P2"><text:tab/>*/</text:p>
      <text:p text:style-name="P4"><text:tab/>error QueryBlock(</text:p>
      <text:p text:style-name="P3"><text:span text:style-name="T2"><text:tab/><text:tab/></text:span><text:span text:style-name="T1">unsigned</text:span><text:span text:style-name="T2"> </text:span><text:span text:style-name="T1">short</text:span><text:span text:style-name="T2">* value,</text:span></text:p>
      <text:p text:style-name="P4"><text:tab/><text:tab/>station_handle_t station,</text:p>
      <text:p text:style-name="P3"><text:span text:style-name="T2"><text:tab/><text:tab/></text:span><text:span text:style-name="T1">int</text:span><text:span text:style-name="T2"> first_reg,</text:span></text:p>
      <text:p text:style-name="P3"><text:span text:style-name="T2"><text:tab/><text:tab/></text:span><text:span text:style-name="T1">int</text:span><text:span text:style-name="T2"> reg_count );</text:span></text:p>
      <text:p text:style-name="P3"><text:span text:style-name="T2"><text:tab/></text:span><text:span text:style-name="T3">/**</text:span></text:p>
      <text:p text:style-name="P2"/>
      <text:p text:style-name="P2"><text:tab/>Write value to register</text:p>
      <text:p text:style-name="P2"/>
      <text:p text:style-name="P2"><text:tab/>@param[in] station handle</text:p>
      <text:p text:style-name="P2"><text:tab/>@param[in] reg register to write</text:p>
      <text:p text:style-name="P2"><text:tab/>@param[in] value to write</text:p>
      <text:p text:style-name="P2"/>
      <text:p text:style-name="P2"><text:tab/>@return error</text:p>
      <text:p text:style-name="P2"/>
      <text:p text:style-name="P2"><text:tab/>*/</text:p>
      <text:p text:style-name="P2"/>
      <text:p text:style-name="P4"><text:tab/>error Write(</text:p>
      <text:p text:style-name="P4"><text:tab/><text:tab/>station_handle_t station,</text:p>
      <text:p text:style-name="P3"><text:span text:style-name="T2"><text:tab/><text:tab/></text:span><text:span text:style-name="T1">int</text:span><text:span text:style-name="T2"> reg,</text:span></text:p>
      <text:p text:style-name="P3"><text:span text:style-name="T2"><text:tab/><text:tab/></text:span><text:span text:style-name="T1">unsigned</text:span><text:span text:style-name="T2"> </text:span><text:span text:style-name="T1">short</text:span><text:span text:style-name="T2"> value );</text:span></text:p>
      <text:p text:style-name="P3"><text:span text:style-name="T2"><text:tab/></text:span><text:span text:style-name="T3">/**</text:span></text:p>
      <text:p text:style-name="P2"/>
      <text:p text:style-name="P2"><text:tab/>Write values to block of registers</text:p>
      <text:p text:style-name="P2"/>
      <text:p text:style-name="P2"><text:tab/>@param[in] station handle</text:p>
      <text:p text:style-name="P2"><text:tab/>@param[in] first_reg first register offset to write to</text:p>
      <text:p text:style-name="P2"><text:tab/>@param[in] reg_count number of registers to write</text:p>
      <text:p text:style-name="P2"><text:tab/>@param[in] value pointer to buffer of values to write</text:p>
      <text:p text:style-name="P2"><text:soft-page-break/></text:p>
      <text:p text:style-name="P2"><text:tab/>@return error</text:p>
      <text:p text:style-name="P2"/>
      <text:p text:style-name="P2"><text:tab/>*/</text:p>
      <text:p text:style-name="P4"><text:tab/>error WriteBlock(</text:p>
      <text:p text:style-name="P4"><text:tab/><text:tab/>station_handle_t station,</text:p>
      <text:p text:style-name="P3"><text:span text:style-name="T2"><text:tab/><text:tab/></text:span><text:span text:style-name="T1">int</text:span><text:span text:style-name="T2"> first_reg,</text:span></text:p>
      <text:p text:style-name="P3"><text:span text:style-name="T2"><text:tab/><text:tab/></text:span><text:span text:style-name="T1">int</text:span><text:span text:style-name="T2"> reg_count,</text:span></text:p>
      <text:p text:style-name="P3"><text:span text:style-name="T2"><text:tab/><text:tab/></text:span><text:span text:style-name="T1">unsigned</text:span><text:span text:style-name="T2"> </text:span><text:span text:style-name="T1">short</text:span><text:span text:style-name="T2"> * value );</text:span></text:p>
      <text:p text:style-name="P4"/>
      <text:p text:style-name="P1"/>
      <text:p text:style-name="P5"/>
      <text:p text:style-name="P1">And here is the code to demonstrate a simple use of this interface to read one register from one device:</text:p>
      <text:p text:style-name="P1"/>
      <text:p text:style-name="P1"><text:span text:style-name="T4"><text:tab/></text:span><text:span text:style-name="T3">// construct the modbus farm</text:span></text:p>
      <text:p text:style-name="P4"><text:tab/>raven::farmodbus::cFarmodbus theModbusFarm;</text:p>
      <text:p text:style-name="P4"><text:tab/>raven::farmodbus::cFarmodbus::error error;</text:p>
      <text:p text:style-name="P4"/>
      <text:p text:style-name="P3"><text:span text:style-name="T2"><text:tab/></text:span><text:span text:style-name="T3">// construct the COM port</text:span></text:p>
      <text:p text:style-name="P4"><text:tab/>raven::cSerial theCOM;</text:p>
      <text:p text:style-name="P4"/>
      <text:p text:style-name="P3"><text:span text:style-name="T2"><text:tab/></text:span><text:span text:style-name="T3">// tell the modbus farm about the port</text:span></text:p>
      <text:p text:style-name="P4"><text:tab/>raven::farmodbus::port_handle_t port;</text:p>
      <text:p text:style-name="P4"><text:tab/>error = theModbusFarm.Add( port, theCOM );</text:p>
      <text:p text:style-name="P3"><text:span text:style-name="T2"><text:tab/></text:span><text:span text:style-name="T1">if</text:span><text:span text:style-name="T2">( error != raven::farmodbus::cFarmodbus::OK ) {</text:span></text:p>
      <text:p text:style-name="P3"><text:span text:style-name="T2"><text:tab/><text:tab/>printf(</text:span><text:span text:style-name="T5">"Port add error #%d\n"</text:span><text:span text:style-name="T2">,error);</text:span></text:p>
      <text:p text:style-name="P3"><text:span text:style-name="T2"><text:tab/><text:tab/></text:span><text:span text:style-name="T1">return</text:span><text:span text:style-name="T2"> 1;</text:span></text:p>
      <text:p text:style-name="P4"><text:tab/>}</text:p>
      <text:p text:style-name="P4"/>
      <text:p text:style-name="P3"><text:span text:style-name="T2"><text:tab/></text:span><text:span text:style-name="T3">// tell the modbus farm about the modbus device with address 1 on the port</text:span></text:p>
      <text:p text:style-name="P4"><text:tab/>raven::farmodbus::station_handle_t station;</text:p>
      <text:p text:style-name="P4"><text:tab/>error = theModbusFarm.Add( station, port, 1 );</text:p>
      <text:p text:style-name="P3"><text:span text:style-name="T2"><text:tab/></text:span><text:span text:style-name="T1">if</text:span><text:span text:style-name="T2">( error != raven::farmodbus::cFarmodbus::OK ) {</text:span></text:p>
      <text:p text:style-name="P3"><text:span text:style-name="T2"><text:tab/><text:tab/>printf(</text:span><text:span text:style-name="T5">"Station add error #%d\n"</text:span><text:span text:style-name="T2">,error);</text:span></text:p>
      <text:p text:style-name="P3"><text:span text:style-name="T2"><text:tab/><text:tab/></text:span><text:span text:style-name="T1">return</text:span><text:span text:style-name="T2"> 1;</text:span></text:p>
      <text:p text:style-name="P4"><text:tab/>}</text:p>
      <text:p text:style-name="P4"/>
      <text:p text:style-name="P3"><text:span text:style-name="T2"><text:tab/></text:span><text:span text:style-name="T3">// open the port</text:span></text:p>
      <text:p text:style-name="P3"><text:span text:style-name="T2"><text:tab/>theCOM.Open( </text:span><text:span text:style-name="T5">"COM4"</text:span><text:span text:style-name="T2"> );</text:span></text:p>
      <text:p text:style-name="P4"/>
      <text:p text:style-name="P3"><text:span text:style-name="T2"><text:tab/></text:span><text:span text:style-name="T3">// read register #5</text:span></text:p>
      <text:p text:style-name="P3"><text:span text:style-name="T2"><text:tab/></text:span><text:span text:style-name="T1">unsigned</text:span><text:span text:style-name="T2"> </text:span><text:span text:style-name="T1">short</text:span><text:span text:style-name="T2"> value;</text:span></text:p>
      <text:p text:style-name="P4"><text:tab/>error = theModbusFarm.Query( value, station, 5 );</text:p>
      <text:p text:style-name="P3"><text:span text:style-name="T2"><text:tab/></text:span><text:span text:style-name="T1">if</text:span><text:span text:style-name="T2">( error != raven::farmodbus::cFarmodbus::OK ) {</text:span></text:p>
      <text:p text:style-name="P3"><text:span text:style-name="T2"><text:tab/><text:tab/>printf(</text:span><text:span text:style-name="T5">"Modbus read error #%d\n"</text:span><text:span text:style-name="T2">, error );</text:span></text:p>
      <text:p text:style-name="P3"><text:span text:style-name="T2"><text:tab/>} </text:span><text:span text:style-name="T1">else</text:span><text:span text:style-name="T2"> {</text:span></text:p>
      <text:p text:style-name="P3"><text:span text:style-name="T2"><text:tab/><text:tab/>printf(</text:span><text:span text:style-name="T5">"Successful read, register 5 = %d\n"</text:span><text:span text:style-name="T2">,value);</text:span></text:p>
      <text:p text:style-name="P4"><text:tab/>}</text:p>
      <text:p text:style-name="P1"/>
      <text:p text:style-name="P1"/>
      <text:p text:style-name="P5">How will this work?</text:p>
      <text:p text:style-name="P1"/>
      <text:p text:style-name="P1">The cFarmodbus class maintains a list of all registers that the application code is interested in. <text:s/>This list is updated whenever a novel read query is received. <text:s/>A separate thread, which is private ( not accessible by the application code ) polls these registers regularly and maintains a record of their most recent values. <text:s/>When a query is received, the value is returned from the most recent poll value without having to wait for a new query to be sent and a reply received.</text:p>
      <text:p text:style-name="P1"/>
      <text:p text:style-name="P1">Thread synchronization and conflict management is managed completely internally by the <text:s/>cFarmodbus class. <text:s/>Application code can call the public methods at any time with the guarantee that every call will return within 10ms if just one thread is used, otherwise N * 10 ms if N threads are used.</text:p>
      <text:p text:style-name="P1"/>
      <text:p text:style-name="P1">More details?</text:p>
      <text:p text:style-name="P1"/>
      <text:p text:style-name="P1">Please check https://github.com/JamesBremner/Farmodbu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mes Bremner</meta:initial-creator>
    <meta:creation-date>2013-05-08T10:55:54.68</meta:creation-date>
    <dc:date>2013-05-08T11:33:12.36</dc:date>
    <dc:creator>James Bremner</dc:creator>
    <meta:editing-duration>PT37M17S</meta:editing-duration>
    <meta:editing-cycles>5</meta:editing-cycles>
    <meta:generator>OpenOffice.org/3.3$Win32 OpenOffice.org_project/330m20$Build-9567</meta:generator>
    <meta:document-statistic meta:table-count="0" meta:image-count="0" meta:object-count="0" meta:page-count="6" meta:paragraph-count="130" meta:word-count="815" meta:character-count="5317"/>
  </office:meta>
</office:document-meta>
</file>